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1d4" officeooo:paragraph-rsid="0004a1d4"/>
    </style:style>
    <style:style style:name="P2" style:family="paragraph" style:parent-style-name="Standard">
      <style:text-properties officeooo:rsid="0006838d" officeooo:paragraph-rsid="000683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functional test → things are working properly</text:p>
      <text:p text:style-name="P1">We have made interface test → everything is smooth and the errors are detected </text:p>
      <text:p text:style-name="P1">We have made compatibility test → no compatibility issue detected with any browser we used </text:p>
      <text:p text:style-name="P1">The performance test seems to be ok but as it’s only a localhost, it’s a little biaised </text:p>
      <text:p text:style-name="P1">Security test isn’t good, password aren’t hashed, and we can have access to the page “connected” without being connected</text:p>
      <text:p text:style-name="P1">The usability test wasn’t mad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5-20T10:43:46.273000000</dc:date>
    <meta:editing-duration>PT4M46S</meta:editing-duration>
    <meta:editing-cycles>4</meta:editing-cycles>
    <meta:document-statistic meta:table-count="0" meta:image-count="0" meta:object-count="0" meta:page-count="1" meta:paragraph-count="6" meta:word-count="78" meta:character-count="457" meta:non-whitespace-character-count="382"/>
  </office:meta>
</office:document-meta>
</file>